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promised land teaches us how fulfills his promises to bring his people into the land of promise.</text:p>
      <text:h text:style-name="Heading_20_3" text:outline-level="3">0.2 Creedal Verse</text:h>
      <text:p text:style-name="First_20_paragraph">“Our fathers had the tent of witness in the wilderness, just as he who spoke to Moses directed him to make it, according to the pattern that he had seen. Our fathers in turn brought it in with Joshua when they dispossessed the nations that God drove out before our fathers.” Acts 7:44-4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text:p>
      <text:p text:style-name="PageBreakStyle"/>
      <text:h text:style-name="Heading_20_3" text:outline-level="3">0.4 Open Bible Story: The Promised Land</text:h>
      <text:h text:style-name="Heading_20_9" text:outline-level="9">15-01</text:h>
      <text:p text:style-name="First_20_paragraph"/>
      <text:p text:style-name="Text_20_body">At last it was time for the Israelites to enter Canaan, the Promised Land. In that land was a city called Jericho. It had strong walls around it to protect it. Joshua sent two spies to that city. In that city lived a prostitute named Rahab. She hid these spies, and later she helped them to escape from the city. She did this because she believed God. The spies promised to protect Rahab and her family when the Israelites would destroy Jericho.</text:p>
      <text:h text:style-name="Heading_20_9" text:outline-level="9">15-02</text:h>
      <text:p text:style-name="First_20_paragraph"/>
      <text:p text:style-name="Text_20_body">The Israelites had to cross the Jordan River to enter into the Promised Land. God told Joshua, “Have the priests go first.” When the priests started to step into the Jordan River, the water upstream stopped flowing so the Israelites could cross over to the other side of the river on dry ground.</text:p>
      <text:h text:style-name="Heading_20_9" text:outline-level="9">15-03</text:h>
      <text:p text:style-name="First_20_paragraph"/>
      <text:p text:style-name="Text_20_body">After the people crossed the Jordan River, God told Joshua to get ready to attack the city of Jericho, even though it was very strong. God told the people that their priests and soldiers must march around the city once a day for six days. So the priests and the soldiers did this.</text:p>
      <text:h text:style-name="Heading_20_9" text:outline-level="9">15-04</text:h>
      <text:p text:style-name="First_20_paragraph"/>
      <text:p text:style-name="Text_20_body">God also said that on the seventh day the Israelites must march around the city seven times. Then the priests must blow their trumpets and all the people must shout loudly. So they did this.</text:p>
      <text:h text:style-name="Heading_20_9" text:outline-level="9">15-05</text:h>
      <text:p text:style-name="First_20_paragraph"/>
      <text:p text:style-name="Text_20_body">Then the walls around Jericho fell down! The Israelites destroyed everything in the city, as God had commanded. They only spared Rahab and her family, who became part of the Israelites. When the other people living in Canaan heard that the Israelites had destroyed Jericho, they were terrified that the Israelites would attack them also.</text:p>
      <text:h text:style-name="Heading_20_9" text:outline-level="9">15-06</text:h>
      <text:p text:style-name="First_20_paragraph"/>
      <text:p text:style-name="Text_20_body">God had commanded the Israelites not to make a peace treaty with any of the people groups in Canaan. But one of the Canaanite people groups, called the Gibeonites, lied to Joshua and said they were from a place far from Canaan. They asked Joshua to make a peace treaty with them. Joshua and the other leaders of the Israelites did not ask God what they should do. Instead, they made a peace treaty with the Gibeonites.</text:p>
      <text:h text:style-name="Heading_20_9" text:outline-level="9">15-07</text:h>
      <text:p text:style-name="First_20_paragraph"/>
      <text:p text:style-name="Text_20_body">Three days later, the Israelites found out that the Gibeonites really did live in Canaan. They were angry because the Gibeonites had deceived them. But they kept the peace treaty they had made with them because it was a promise before God. Then, some time later, the kings of another people group in Canaan, the Amorites, heard that the Gibeonites had made a peace treaty with the Israelites, so they combined their armies into one large army and attacked Gibeon. The Gibeonites sent a message to Joshua asking for help.</text:p>
      <text:h text:style-name="Heading_20_9" text:outline-level="9">15-08</text:h>
      <text:p text:style-name="First_20_paragraph"/>
      <text:p text:style-name="Text_20_body">So Joshua gathered the Israelite army. They marched all night to reach the Gibeonites. In the early morning, they surprised the Amorite armies and attacked them.</text:p>
      <text:h text:style-name="Heading_20_9" text:outline-level="9">15-09</text:h>
      <text:p text:style-name="First_20_paragraph"/>
      <text:p text:style-name="Text_20_body">God fought for Israel that day. He caused the Amorites to be confused and he sent large hailstones that killed many of the Amorites.</text:p>
      <text:h text:style-name="Heading_20_9" text:outline-level="9">15-10</text:h>
      <text:p text:style-name="First_20_paragraph"/>
      <text:p text:style-name="Text_20_body">God also caused the sun to stay in one place in the sky so that Israel would have enough time to completely defeat the Amorites. On that day, God won a great victory for Israel.</text:p>
      <text:h text:style-name="Heading_20_9" text:outline-level="9">15-11</text:h>
      <text:p text:style-name="First_20_paragraph"/>
      <text:p text:style-name="Text_20_body">After God defeated those armies, many of the other Canaanite people groups gathered together to attack Israel. Joshua and the Israelites attacked and destroyed them.</text:p>
      <text:h text:style-name="Heading_20_9" text:outline-level="9">15-12</text:h>
      <text:p text:style-name="First_20_paragraph"/>
      <text:p text:style-name="Text_20_body">After these battles, God gave each tribe of Israel its own section of the Promised Land. Then God gave Israel peace along all its borders.</text:p>
      <text:h text:style-name="Heading_20_9" text:outline-level="9">15-13</text:h>
      <text:p text:style-name="First_20_paragraph"/>
      <text:p text:style-name="Text_20_body">When Joshua was an old man, he called all the people of Israel together. Then Joshua reminded the people that they had promised to obey the covenant that God had made with the Israelites at Mount Sinai. The people promised to be faithful to God and obey his laws.</text:p>
      <text:p text:style-name="Text_20_body"><text:span text:style-name="T1">A Bible story from: Joshua 1-2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15-01</text:h>
      <text:p text:style-name="First_20_paragraph">When it was time to enter the Promised Land, what did Joshua do first?<text:line-break/>He sent two spies to Jericho.</text:p>
      <text:p text:style-name="Text_20_body">Who helped the two Israelite spies?<text:line-break/>A prostitute named Rahab hid the two Israelite spies and helped them escape. She did this because she believed in God.</text:p>
      <text:p text:style-name="Text_20_body">What did the spies promise to do for Rahab the prostitute?<text:line-break/>They promised to protect Rahab and her family when the Israelites destroyed the city.</text:p>
      <text:h text:style-name="Heading_20_4" text:outline-level="4">15-02</text:h>
      <text:p text:style-name="First_20_paragraph">What river did the Israelites have to cross to enter into the Promised Land?<text:line-break/>The Israelites had to cross the Jordan River.</text:p>
      <text:p text:style-name="Text_20_body">How were the Israelites able to cross the Jordan River?<text:line-break/>The priests would go into the Jordan River first. When the priests started to step into the Jordan River, the water stopped flowing.</text:p>
      <text:p text:style-name="Text_20_body">On what kind of ground did the Israelites walk when they crossed the Jordan River?<text:line-break/>The Israelites crossed the Jordan River on dry ground.</text:p>
      <text:h text:style-name="Heading_20_4" text:outline-level="4">15-03</text:h>
      <text:p text:style-name="First_20_paragraph">What city did God tell the Israelites to attack?<text:line-break/>God told the Israelites to attack the city of Jericho.</text:p>
      <text:p text:style-name="Text_20_body">How did the Israelites attack Jericho?<text:line-break/>They marched around the city once a day for six days.</text:p>
      <text:h text:style-name="Heading_20_4" text:outline-level="4">15-04</text:h>
      <text:p text:style-name="First_20_paragraph">What did the Israelites do to Jericho on the seventh day?<text:line-break/>On the seventh day, they marched around the city seven more times. After they marched around the city for the last time, the priests blew their trumpets and the soldiers shouted.</text:p>
      <text:h text:style-name="Heading_20_4" text:outline-level="4">15-05</text:h>
      <text:p text:style-name="First_20_paragraph">What happened when the soldiers shouted and the priests blew trumpets?<text:line-break/>The walls of Jericho fell down so the Israelites could destroy everything in the city.</text:p>
      <text:p text:style-name="Text_20_body">What happened to Rahab and her family?<text:line-break/>They were not killed, and they became part of the Israelites.</text:p>
      <text:p text:style-name="Text_20_body">What did the other people living in Canaan think when they heard about Jericho?<text:line-break/>The other people living in the land were terrified that the Israelites would also attack them.</text:p>
      <text:h text:style-name="Heading_20_4" text:outline-level="4">15-06</text:h>
      <text:p text:style-name="First_20_paragraph">What did God forbid Israel to do with the peoples living in the land?<text:line-break/>God commanded the Israelites not to make a peace treaty with any of the peoples living in the land of Canaan.</text:p>
      <text:p text:style-name="Text_20_body">How did the Gibeonites trick the Israelites into making a peace treaty with them?<text:line-break/>The Gibeonites lied to the Israelites. They said they were from a place far from Canaan.</text:p>
      <text:p text:style-name="Text_20_body">Why did Joshua and the Israelites not know the Gibeonites were lying?<text:line-break/>They did not ask God.</text:p>
      <text:h text:style-name="Heading_20_4" text:outline-level="4">15-07</text:h>
      <text:p text:style-name="First_20_paragraph">Why did the Israelites keep the peace treaty and defend the Gibeonites?<text:line-break/>They did not kill them because the Israelites had made a promise before God.</text:p>
      <text:p text:style-name="Text_20_body">What did the Amorites do when they heard about Israel’s peace treaty with the Gibeonites?<text:line-break/>The Amorites combined their armies into one big army and attacked the Gibeonites.</text:p>
      <text:p text:style-name="Text_20_body">What did the Gibeonites do when the Amorites attacked them?<text:line-break/>The Gibeonites sent a message to Joshua asking for help.</text:p>
      <text:h text:style-name="Heading_20_4" text:outline-level="4">15-08</text:h>
      <text:p text:style-name="First_20_paragraph">What did Joshua do when he heard about the Amorites attacking the Gibeonites?<text:line-break/>Joshua gathered the Israelite army, march to the Gibeonites, and attacked the Amorites.</text:p>
      <text:h text:style-name="Heading_20_4" text:outline-level="4">15-09</text:h>
      <text:p text:style-name="First_20_paragraph">How else did God fight for the Israelites against the Amorites?<text:line-break/>He confused the Amorites and sent large hailstones on them.</text:p>
      <text:h text:style-name="Heading_20_4" text:outline-level="4">15-10</text:h>
      <text:p text:style-name="First_20_paragraph">How else did God fight for the Israelites against the Amorites?<text:line-break/>He caused the sun to stay in one place so the Israelites had enough time to completely defeat them.</text:p>
      <text:p text:style-name="Text_20_body">Who won the battle?<text:line-break/>God won a great victory for the Israelites.</text:p>
      <text:h text:style-name="Heading_20_4" text:outline-level="4">15-11</text:h>
      <text:p text:style-name="First_20_paragraph">What did Joshua and the Israelites do to the other Canaanite people groups who attacked them?<text:line-break/>Joshua and the Israelites destroyed them.</text:p>
      <text:h text:style-name="Heading_20_4" text:outline-level="4">15-12</text:h>
      <text:p text:style-name="First_20_paragraph">What did each tribe of Israel receive?<text:line-break/>God gave each of the 12 tribes of Israel its own section of the Promised Land.</text:p>
      <text:p text:style-name="Text_20_body">What did God give to Israel on its borders?<text:line-break/>God gave Israel peace along all of its borders.</text:p>
      <text:h text:style-name="Heading_20_4" text:outline-level="4">15-13</text:h>
      <text:p text:style-name="First_20_paragraph">Why did Joshua call the Israelites together when he was old?<text:line-break/>He called them together to remind them of their obligation to obey the covenant that God had made with them.</text:p>
      <text:p text:style-name="Text_20_body">How did the Israelites answer Joshua?<text:line-break/>They promised to remain faithful to God and to follow his la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5-01</text:h>
      <text:p text:style-name="First_20_paragraph"><text:span text:style-name="T2">At last it was time for</text:span> After the Israelites had wandered in the desert for 40 years, God finally permitted to enter the land of Canaan. How would you express <text:span text:style-name="T2">At last it was time for</text:span> to mean the time finally came after a long wait?</text:p>
      <text:p/>
      <text:p text:style-name="Text_20_body"><text:span text:style-name="T2">It had strong walls around it to protect it</text:span> The city was completely surrounded by thick, strong walls made of stone to protect the city from enemies. How would you express <text:span text:style-name="T2">It had strong walls around it to protect it</text:span> to mean the city of Jericho was surrounded by thick, strong walls that would keep the inhabitants of the city safe from enemies?</text:p>
      <text:p/>
      <text:p text:style-name="Text_20_body"><text:span text:style-name="T2">two spies to that city</text:span> Joshua sent two men to that city to secretly find out information about it. How would you express <text:span text:style-name="T2">two spies to that city</text:span> to mean two men who were sent to Jericho to secretly find out information about it?</text:p>
      <text:p/>
      <text:p text:style-name="Text_20_body"><text:span text:style-name="T2">she helped them to escape</text:span> Rahab helped the two spies get out of the city and get away from the danger of the people in Jericho who wanted to harm them. How would you express <text:span text:style-name="T2">she helped them to escape</text:span> to mean Rahab assisted the two spies to get out of the city and away from the danger of the people in Jericho who wanted to harm them?</text:p>
      <text:p/>
      <text:h text:style-name="Heading_20_4" text:outline-level="4">15-02</text:h>
      <text:p text:style-name="First_20_paragraph"><text:span text:style-name="T2">Have the priests go first</text:span> God told Joshua to let the priests go before the rest of the people to cross the river. How would you express <text:span text:style-name="T2">Have the priests go first</text:span> as a command that instructs Joshua to make sure the priests went into the water of the Jordan River before the rest of the people?</text:p>
      <text:p/>
      <text:p text:style-name="Text_20_body"><text:span text:style-name="T2">When the priests started to step into the Jordan River</text:span> The water of the Jordan River stopped flowing at just the time when the priests began to step into the river. How would you express <text:span text:style-name="T2">When the priests started to step into the</text:span> Jordan River to mean the water of the river stopped at the same time when the priests first stepped into the water?</text:p>
      <text:p/>
      <text:p text:style-name="Text_20_body"><text:span text:style-name="T2">the water upstream stopped flowing</text:span> The water in front of them flowed away downstream. The water stopped flowing from the place/direction in which the river normally flowed. How would you express <text:span text:style-name="T2">the water upstream stopped flowing</text:span> to mean the water stopped flowing from the place/direction in which the river normally flowed?</text:p>
      <text:p/>
      <text:p text:style-name="Text_20_body"><text:span text:style-name="T2">cross over</text:span> The Israelites to passed from one side of the Jordan River to another. How would you express <text:span text:style-name="T2">cross over</text:span> to mean to pass from one side of something to another?</text:p>
      <text:p/>
      <text:h text:style-name="Heading_20_4" text:outline-level="4">15-03</text:h>
      <text:p text:style-name="First_20_paragraph"><text:span text:style-name="T2">After the people crossed the Jordan River</text:span> The word After tells an action that happened before another action. The Israelites obeyed God by passing from one side of the Jordan to the other. Once that was completed, God gave another task for them to do. He told Joshua to get ready to attack the city of Jericho. How would you express <text:span text:style-name="T2">After the people crossed the Jordan River</text:span> to mean the people crossed the Jordan River and then God told Joshua to get read to attack the city of Jericho?</text:p>
      <text:p/>
      <text:p text:style-name="Text_20_body"><text:span text:style-name="T2">to get ready to attack the city of Jericho</text:span> God told Joshua to prepare to fight against the inhabitants of Jericho. How would you express <text:span text:style-name="T2">to get ready to attack the city of Jericho</text:span> to mean God instructed Joshua to prepare to lead an offensive military assault on the inhabitants of Jericho?</text:p>
      <text:p/>
      <text:p text:style-name="Text_20_body"><text:span text:style-name="T2">even though it was very strong</text:span> The city of Jericho was indeed very strong, so attacking of the city would seem to be an unwise choice. It was surprising that God told Joshua to get ready to attack Jericho when the city was strong and well-protected. How would you express <text:span text:style-name="T2">even though it was very strong</text:span> to mean it was surprising/unexpected that God would tell Joshua to attack Jericho when the city was strong and well-protected?</text:p>
      <text:p/>
      <text:h text:style-name="Heading_20_4" text:outline-level="4">15-04</text:h>
      <text:p text:style-name="First_20_paragraph"><text:span text:style-name="T2">blow their trumpets</text:span> God instructed the Israelites to sound their trumpets. These trumpets were made out of ram’s horns. How would you express <text:span text:style-name="T2">blow their trumpets</text:span> to mean God commanded the Israelites to sound their trumpets by playing them?</text:p>
      <text:p/>
      <text:h text:style-name="Heading_20_4" text:outline-level="4">15-05</text:h>
      <text:p text:style-name="First_20_paragraph"><text:span text:style-name="T2">Then the walls around Jericho fell down</text:span> God caused the walls to fall. The walls were thick enough to drive chariots upon. People lived inside them. These were not flimsy walls. In order for them to fall, an act of God would have to happen. God caused the walls of Jericho to fall down. How would you express <text:span text:style-name="T2">Then the walls around Jericho fell down</text:span> to mean the walls around the city of Jericho collapsed?</text:p>
      <text:p/>
      <text:p text:style-name="Text_20_body"><text:span text:style-name="T2">They only spared Rahab and her family</text:span> The Israelites destroyed everything in the city of Jericho except Rahab and her family. The Israelites refrained from killing Rahab and her family and left the alive. How would you express <text:span text:style-name="T2">They only spared Rahab and her family</text:span> to mean Rahab and her family were the only ones the Israelites refrained from killing and kept alive?</text:p>
      <text:p/>
      <text:p text:style-name="Text_20_body"><text:span text:style-name="T2">became part of the Israelites</text:span> Rahab and her family joined the Israelite community. How would you express <text:span text:style-name="T2">became part of the Israelites</text:span> to mean Rahab and her family became members of the nation of Israel?</text:p>
      <text:p/>
      <text:h text:style-name="Heading_20_4" text:outline-level="4">15-06</text:h>
      <text:p text:style-name="First_20_paragraph"><text:span text:style-name="T2">peace treaty</text:span> A <text:span text:style-name="T2">peace treaty</text:span> is an agreement between two groups of people that they will not harm each other but will live in peace and help each other. How would you translate <text:span text:style-name="T2">peace treaty</text:span> to mean an agreement between two groups of people that they will not harm each other but will live in peace and help each other?</text:p>
      <text:p/>
      <text:p text:style-name="Text_20_body"><text:span text:style-name="T2">called the Gibeonites</text:span> One of the people groups that lived in Canaan were named the Gibeonites. How would you express <text:span text:style-name="T2">called the Gibeonites</text:span> to mean one of the people groups that lived in Canaan were named the Gibeonites?</text:p>
      <text:p/>
      <text:p text:style-name="Text_20_body"><text:span text:style-name="T2">lied to Joshua and said</text:span> The Gibeonites <text:span text:style-name="T2">lied to</text:span> Joshua by saying they were from a land far from Canaan. How would you express <text:span text:style-name="T2">lied to Joshua and said</text:span> to mean the Gibeonites falsely told Joshua that they were from a land far from Canaan?</text:p>
      <text:p/>
      <text:p text:style-name="Text_20_body"><text:span text:style-name="T2">Instead, they made a peace treaty</text:span> The word instead contrasts what the Israelites should have done with what they actually did do. Rather than asking God what they should do, the Israelites made a peace treaty with the Gibeonites? How would you express <text:span text:style-name="T2">Instead, they made a peace treaty</text:span> to mean rather than asking God what they should do, the Israelites made a peace treaty with the Gibeonites?</text:p>
      <text:p/>
      <text:h text:style-name="Heading_20_4" text:outline-level="4">15-07</text:h>
      <text:p text:style-name="First_20_paragraph"><text:span text:style-name="T2">found out</text:span> After three days, the Israelites discovered that the Gibeonites actually lived in Canaan. How would you express <text:span text:style-name="T2">found out</text:span> to mean the Israelites came to learn what they previously did not know and discovered that the Gibeonites actually lived in Canaan?</text:p>
      <text:p/>
      <text:p text:style-name="Text_20_body"><text:span text:style-name="T2">because it was a promise before God</text:span> The reason Israelites did not break the peace treaty they made with the Gibeonites was they made this commitment in the presence of God when they made the peace treaty with the Gibeonites. How would you express <text:span text:style-name="T2">because it was a promise before God</text:span> to mean the reason the Israelites continued to observe the peace treaty they made with the Gibeonites was that they made this treaty as a commitment in God’s presence?</text:p>
      <text:p/>
      <text:p text:style-name="Text_20_body"><text:span text:style-name="T2">so they combined their armies</text:span> The word so explains that the result of the Amorites hearing of the treaty between Israelites and the Gibeonites was to join all their armies into one large army and attack the people of Gibeon. How would you express <text:span text:style-name="T2">so they combined their armies</text:span> to mean the result of the Amorites hearing of the treaty between Israelites and the Gibeonites was to join all their armies into one large army and attack the people of Gibeon?</text:p>
      <text:p/>
      <text:p text:style-name="Text_20_body"><text:span text:style-name="T2">sent a message to Joshua asking for help</text:span> The Gibeonites sent some of their people to tell Joshua that they needed the Israelites to help defend them against their enemies. How would you express <text:span text:style-name="T2">sent a message to Joshua asking for help</text:span> to mean the Gibeonites sent some of their people to tell Joshua that they needed the Israelites to help defend them against their enemies?</text:p>
      <text:p/>
      <text:h text:style-name="Heading_20_4" text:outline-level="4">15-08</text:h>
      <text:p text:style-name="First_20_paragraph"><text:span text:style-name="T2">marched all night</text:span> The Israelites traveled in an organized way as an army. It took them the whole night to reach the Gibeonites. How would you express <text:span text:style-name="T2">marched all night</text:span> to mean the Israelite army traveled the whole night to arrive where the Gibeonites lived?</text:p>
      <text:p/>
      <text:p text:style-name="Text_20_body"><text:span text:style-name="T2">to reach the Gibeonites</text:span> The Israelites marched to get to the Gibeonites and arrived at where the Gibeonites lived. The Gibeonites lived in Canaan, but Canaan is big enough that it took all night for the Israelite army to travel from their camp to where the Gibeonites were. How would you express <text:span text:style-name="T2">to reach the Gibeonites</text:span> to mean the Israelites traveled from their camp to arrive at the place where the Gibeonites lived?</text:p>
      <text:p/>
      <text:p text:style-name="Text_20_body"><text:span text:style-name="T2">they surprised the Amorite armies</text:span> The Amorites did not know that the Israelites were coming to attack them. How would you express <text:span text:style-name="T2">they surprised the Amorite armies</text:span> to mean the Israelites attacked the Amorites suddenly and unexpectedly?</text:p>
      <text:p/>
      <text:h text:style-name="Heading_20_4" text:outline-level="4">15-09</text:h>
      <text:p text:style-name="First_20_paragraph"><text:span text:style-name="T2">God fought for Israel</text:span> God was on the side of Israelites and attacked Israel’s enemies. How would you express <text:span text:style-name="T2">God fought for Israel</text:span> to mean God was on the side of Israelites and attacked Israel’s enemies?</text:p>
      <text:p/>
      <text:p text:style-name="Text_20_body"><text:span text:style-name="T2">caused the Amorites</text:span> to be confused God made the Amorites panic so that the Amorites were unable to fight together well. How would you express <text:span text:style-name="T2">caused the Amorites to be confused</text:span> to mean God made the Amorites panic so that the Amorites were unable to fight together well?</text:p>
      <text:p/>
      <text:p text:style-name="Text_20_body"><text:span text:style-name="T2">large hailstones</text:span> Very large balls of ice to come down from the sky. How would you express <text:span text:style-name="T2">large hailstones</text:span> to mean very large balls of ice to come down from the sky?</text:p>
      <text:p/>
      <text:h text:style-name="Heading_20_4" text:outline-level="4">15-10</text:h>
      <text:p text:style-name="First_20_paragraph"><text:span text:style-name="T2">God also caused the sun to stay in one place in the sky</text:span> As the day passes, the sun appears to move through the sky. This shows the progress of time as the day passes. God made the daylight continue longer that it normally would have. How would you express <text:span text:style-name="T2">God also caused the sun to stay in one place in the sky</text:span> to mean God made the daylight continue more than it normally would and the sun did not appear to move through the sky as the day passed?</text:p>
      <text:p/>
      <text:p text:style-name="Text_20_body"><text:span text:style-name="T2">so that Israel would have enough time</text:span> The purpose of God causing the sun to stay in one place was to allow the Israelites to have sufficient time in daylight to beat the Amorites in battle. How would you express <text:span text:style-name="T2">so that Israel would have enough time</text:span> to mean the purpose of God causing the sun to stay in one place was to allow the Israelites to have sufficient time in daylight to beat the Amorites in battle?</text:p>
      <text:p/>
      <text:h text:style-name="Heading_20_4" text:outline-level="4">15-11</text:h>
      <text:p text:style-name="First_20_paragraph"><text:span text:style-name="T2">After God defeated those armies</text:span> The word <text:span text:style-name="T2">After</text:span> tells what happened subsequent to God defeating the Amorite armies. God defeated one large Amorite army made up of many smaller armies. Then, another large army, also made up of many smaller armies, came against Israel. How would you express <text:span text:style-name="T2">After God defeated those armies to mean</text:span> other Canaanite armies gathered to attack Israel following God’s defeat of the Amorite armies?</text:p>
      <text:p/>
      <text:p text:style-name="Text_20_body"><text:span text:style-name="T2">attacked and destroyed them</text:span> The Israelites fought against other Canaanite armies and defeated them in battle. How would you express <text:span text:style-name="T2">attacked and destroyed them</text:span> to mean the Israelites fought against other Canaanite armies and defeated them in battle?</text:p>
      <text:p/>
      <text:h text:style-name="Heading_20_4" text:outline-level="4">15-12</text:h>
      <text:p text:style-name="First_20_paragraph"><text:span text:style-name="T2">God gave each tribe of Israel its own section of the Promised Land</text:span> God appointed each tribe its own plot of land in the land of Canaan. How would you express <text:span text:style-name="T2">God gave each tribe of Israel its own section of the Promised Land</text:span> to mean God decided which part of the Promised Land each tribe of Israel would live on?</text:p>
      <text:p/>
      <text:p text:style-name="Text_20_body"><text:span text:style-name="T2">gave Israel peace along all its borders</text:span> God allowed the Israelites to experience peace with the other people groups that surrounded them. How would you express <text:span text:style-name="T2">gave Israel peace along all its borders</text:span> to mean God allowed the Israelites to live near the other countries around Israel without fighting them?</text:p>
      <text:p/>
      <text:h text:style-name="Heading_20_4" text:outline-level="4">15-13</text:h>
      <text:p text:style-name="First_20_paragraph"><text:span text:style-name="T2">When Joshua was an old man</text:span> The story transitions from Joshua’s leadership of Israel to what is to happen to them next. Joshua was over 100 years old at this time. How would you express <text:span text:style-name="T2">When Joshua was an old man</text:span> to mean many years later, when Joshua was many years old?</text:p>
      <text:p/>
      <text:p text:style-name="Text_20_body"><text:span text:style-name="T2">to be faithful to God</text:span> The people promised to be loyal to God. They would worship and serve only God; they would not worship or serve any other gods. How would you express <text:span text:style-name="T2">to be faithful to God</text:span> to mean be devoted to God alone and not worship any other gods?</text:p>
      <text:p/>
      <text:p text:style-name="Text_20_body"><text:span text:style-name="T2">obey his laws</text:span> The Israelites promised to follow God’s instructions. How would you express <text:span text:style-name="T2">obey his laws</text:span> to mean to do the commands God had already given them as part of the coven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prepare the Israelites to take possession of the promised land? (15-01, 15-02)</text:h>
      <text:p text:style-name="First_20_paragraph">The first city in the land of Canaan which Israel attacked was Jericho. Jericho was protected with strong walls (15-01, 15-03).</text:p>
      <text:p text:style-name="Text_20_body">Joshua sent two spies into the city of Jericho. (15-01)</text:p>
      <text:p/>
      <text:p text:style-name="Text_20_body">A prostitute named Rahab lived in Jericho. She had come to believe in God. Because she believed in God Rahab protected the Israelite spies. (15-01)</text:p>
      <text:p/>
      <text:p text:style-name="Text_20_body">Because Rahab believed in God and protected the spies, the spies promised to protect Rahab and her family when the Israelites destroyed Jericho. (15-01)</text:p>
      <text:p/>
      <text:p text:style-name="Text_20_body">The Israelites crossed the Jordan River on dry land. The priests stepped into the river first and the water stopped flowing. The Israelites crossed the Jordan River on dry ground. (15-02)</text:p>
      <text:p/>
      <text:h text:style-name="Heading_20_5" text:outline-level="5">How God allow Israel to defeat Jericho? (15-03, 15-04, 15-05)</text:h>
      <text:p text:style-name="First_20_paragraph">God told the Israelite to march around Jericho once a day for six days in a row. (15-03)</text:p>
      <text:p/>
      <text:p text:style-name="Text_20_body">God told the Israelites to marched around Jericho seven times on the seventh day. The priests were to blow their trumpets and the people were to shout loudly. (15-04)</text:p>
      <text:p/>
      <text:p text:style-name="Text_20_body">The Israelites obeyed God and the walls of Jericho fell down. (15-05)</text:p>
      <text:p/>
      <text:p text:style-name="Text_20_body">After the walls fell down, the Israelites destroyed everything in the city. This is what God commanded them to do. (15-05)</text:p>
      <text:p/>
      <text:p text:style-name="Text_20_body">The Israelites spared Rahab and her family and she became a part of the Israelites. (15-05)</text:p>
      <text:p/>
      <text:h text:style-name="Heading_20_5" text:outline-level="5">How did the Israelites succeed and fail in their mission after Jericho? (15-05, 15-06, 15-07, 15-08, 15-09, 15-10)</text:h>
      <text:p text:style-name="First_20_paragraph">When the other people who lived in Canaan heard about how the Israelites destroyed Jericho, they were very afraid of the Israelites. (15-05)</text:p>
      <text:p/>
      <text:p text:style-name="Text_20_body">God commanded the Israelites destroy the other people living in Canaan. God told the Israelites not to make a a peace treaty with any of the Canaanite peoples. (15-06)</text:p>
      <text:p/>
      <text:p text:style-name="Text_20_body">The Gibeonites deceived Joshua and said they were from outside of Canaan. They tricked the Israelites into making a peace treaty with them. The Israelites did not ask God what they were supposed to do and made a peace treaty with them. (15-06)</text:p>
      <text:p/>
      <text:p text:style-name="Text_20_body">The Israelites were angry when they discovered that the Gibeonites lied to them. They Israelites could not break the peace treaty because it was a promise before God. So, when the Gibeonites were attacked by the Amorites, Joshua fought against the Amorites (15-07, 15-08)</text:p>
      <text:p text:style-name="Text_20_body">God fought for the Israelites. He confused the Amorites. He sent hailstones that killed many Amorites. He caused the sun to stay in one place so the Israelites could completely defeat the Amorites. (15-09, 15-10)</text:p>
      <text:p/>
      <text:h text:style-name="Heading_20_5" text:outline-level="5">How was God’s covenant/promises realized in the taking of the land? (15-11, 15-12, 15-13)</text:h>
      <text:p text:style-name="First_20_paragraph">The Israelites defeated many other Canaanites (15-11)</text:p>
      <text:p text:style-name="Text_20_body">God gave each Israelite tribe a portion of the land (15-12)</text:p>
      <text:p text:style-name="Text_20_body">God gave the Israelites peace on its borders (15-12)</text:p>
      <text:p text:style-name="Text_20_body">When Joshua was old, he reminded the Israelites of their promise to obey the covenant. The people promised to be faithful to God and obey his laws. (1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use his people to accomplish his promised plan? How does God use the Israelites to bring about the fulfillment of his covenant promises?</text:p>
        </text:list-item>
        <text:list-item>
          <text:p text:style-name="P1">How does God bring victory to his people? What does the defeat of the Canaanites teach us about God and victory over his enemies?</text:p>
        </text:list-item>
        <text:list-item>
          <text:p text:style-name="P1">What does it mean to be faithful to God? What does it mean to be in covenant relationship with God? How does Israel’s example teach us positive and negative examples of being faithful to God?</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God prepared you to serve him?</text:p>
        </text:list-item>
        <text:list-item>
          <text:p text:style-name="P2">How have you seen God bring about victory in your own life?</text:p>
        </text:list-item>
        <text:list-item>
          <text:p text:style-name="P2">How has God fulfilled his promises to you?</text:p>
        </text:list-item>
        <text:list-item>
          <text:p text:style-name="P2">How would you evaluate your faithfulness to God and his covenant?</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22Z</meta:creation-date>
    <dc:date>2023-05-24T11:33:22Z</dc:date>
  </office:meta>
</office:document-meta>
</file>